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00"/>
    </style:style>
    <style:style style:name="T4" style:family="text">
      <style:text-properties fo:color="#ff3366" fo:font-size="20pt" fo:font-weight="bold" style:font-size-asian="22pt" style:font-weight-asian="bold" style:font-size-complex="22pt" style:font-weight-complex="bold"/>
    </style:style>
    <style:style style:name="T5" style:family="text">
      <style:text-properties fo:color="#23ff23" fo:font-size="26pt" fo:font-weight="bold" style:font-size-asian="26pt" style:font-size-complex="26pt"/>
    </style:style>
    <style:style style:name="T6" style:family="text">
      <style:text-properties fo:color="#23ff23" fo:font-size="26pt" fo:font-weight="bold" style:font-size-asian="22pt" style:font-size-complex="22pt"/>
    </style:style>
    <style:style style:name="T7" style:family="text">
      <style:text-properties fo:color="#ffff00" fo:font-size="26pt" fo:font-weight="bold" style:font-size-asian="22pt" style:font-size-complex="22pt"/>
    </style:style>
    <style:style style:name="T8" style:family="text">
      <style:text-properties fo:color="#cccc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00" fo:font-size="26pt" fo:font-weight="bold" style:font-size-asian="26pt" style:font-size-complex="26pt"/>
    </style:style>
    <style:style style:name="T10" style:family="text">
      <style:text-properties fo:color="#23ff23" fo:font-size="24pt" fo:font-weight="bold"/>
    </style:style>
    <style:style style:name="T11" style:family="text">
      <style:text-properties fo:color="#ccccff" fo:font-weight="bold" style:font-weight-asian="bold" style:font-weight-complex="bold"/>
    </style:style>
    <style:style style:name="T12" style:family="text">
      <style:text-properties style:text-position="33% 58%"/>
    </style:style>
    <style:style style:name="T1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0: for, range</presentation:footer-decl>
      <presentation:footer-decl presentation:name="ftr2">CMPTxxxx</presentation:footer-decl>
      <presentation:date-time-decl presentation:name="dtd1" presentation:source="fixed">25 Sep 2009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Looping Structures:<text:line-break/><text:tab/>Common Pitfalls in Loops;<text:line-break/><text:tab/>for, range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5 Sep 2009</text:span></text:p>
            <text:p text:style-name="P1"><text:span text:style-name="T1">CMPT140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:<text:tab/><text:tab/><text:span text:style-name="T2">10min, 20pts</text:span></text:p>
          </draw:text-box>
        </draw:frame>
        <draw:frame presentation:style-name="pr5" draw:id="id1" draw:layer="layout" svg:width="25.199cm" svg:height="14.051cm" svg:x="1.4cm" svg:y="4.507cm" presentation:class="outline" presentation:user-transformed="true">
          <draw:text-box>
            <text:list text:style-name="L2">
              <text:list-item>
                <text:p><text:span text:style-name="T3">WADES</text:span>! (explain in English phrases)<text:tab/><text:tab/><text:tab/><text:tab/><text:span text:style-name="T4">[5]</text:span></text:p>
              </text:list-item>
              <text:list-item>
                <text:p>What is <text:span text:style-name="T3">pseudocode</text:span>?<text:tab/><text:tab/><text:tab/><text:tab/><text:tab/><text:tab/><text:tab/><text:tab/><text:tab/><text:tab/><text:span text:style-name="T4">[3]</text:span></text:p>
              </text:list-item>
              <text:list-item>
                <text:p>“Computers are <text:span text:style-name="T3">t_________</text:span>,<text:line-break/>computing scientists are <text:span text:style-name="T3">t___________</text:span>.”<text:tab/><text:tab/><text:tab/><text:span text:style-name="T4">[2]</text:span></text:p>
                <text:list>
                  <text:list-item>
                    <text:p>In your own words, what does this<text:line-break/>mean for you as a programmer?<text:tab/><text:tab/><text:tab/><text:span text:style-name="T4">[2]</text:span></text:p>
                  </text:list-item>
                </text:list>
              </text:list-item>
              <text:list-item>
                <text:p>Name at least <text:span text:style-name="T3">4 types of documentation</text:span> your Python programs need (internal or external).<text:tab/><text:span text:style-name="T4">[4]</text:span></text:p>
              </text:list-item>
              <text:list-item>
                <text:p>Contrast <text:span text:style-name="T3">static</text:span> vs. <text:span text:style-name="T3">dynamic</text:span> typing:<text:tab/><text:tab/><text:tab/><text:tab/><text:tab/><text:span text:style-name="T4">[4]</text:span></text:p>
                <text:list>
                  <text:list-item>
                    <text:p>What are <text:span text:style-name="T3">good</text:span> and <text:span text:style-name="T3">bad</text:span> aspects of each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: answers #1-2</text:p>
          </draw:text-box>
        </draw:frame>
        <draw:frame presentation:style-name="pr5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id="id2"><text:span text:style-name="T3">WADES</text:span>!<text:tab/><text:tab/><text:tab/><text:tab/><text:tab/><text:tab/><text:tab/><text:tab/><text:tab/><text:tab/><text:tab/><text:tab/><text:tab/><text:tab/><text:tab/><text:span text:style-name="T4">[5]</text:span></text:p>
                <text:list>
                  <text:list-item>
                    <text:p text:id="id3"><text:span text:style-name="T3">Write</text:span> everything down</text:p>
                  </text:list-item>
                  <text:list-item>
                    <text:p text:id="id4"><text:span text:style-name="T3">Apprehend</text:span> the problem</text:p>
                  </text:list-item>
                  <text:list-item>
                    <text:p text:id="id5"><text:span text:style-name="T3">Design</text:span> a solution</text:p>
                  </text:list-item>
                  <text:list-item>
                    <text:p text:id="id6"><text:span text:style-name="T3">Execute</text:span> the solution (i.e., <text:span text:style-name="T3">code</text:span>)</text:p>
                  </text:list-item>
                  <text:list-item>
                    <text:p text:id="id7"><text:span text:style-name="T3">Scrutinize</text:span> the results (check w/<text:span text:style-name="T3">user</text:span>)</text:p>
                  </text:list-item>
                </text:list>
              </text:list-item>
              <text:list-item>
                <text:p text:id="id8">What is <text:span text:style-name="T3">pseudocode</text:span>?<text:tab/><text:tab/><text:tab/><text:tab/><text:tab/><text:tab/><text:tab/><text:tab/><text:tab/><text:tab/><text:span text:style-name="T4">[3]</text:span></text:p>
                <text:list>
                  <text:list-item>
                    <text:p text:id="id9">A <text:span text:style-name="T3">design</text:span> of a solution showing program <text:span text:style-name="T3">flow</text:span> and data <text:span text:style-name="T3">structures</text:span>, but without nitty-gritty syntax <text:span text:style-name="T3">detail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: answers #3-4</text:p>
          </draw:text-box>
        </draw:frame>
        <draw:frame presentation:style-name="pr5" draw:layer="layout" svg:width="25.199cm" svg:height="14.29cm" svg:x="1.4cm" svg:y="4.507cm" presentation:class="outline" presentation:user-transformed="true">
          <draw:text-box>
            <text:list text:style-name="L2">
              <text:list-item>
                <text:p text:id="id10">“Computers are <text:span text:style-name="T3">tools</text:span>,<text:line-break/>computing scientists are <text:span text:style-name="T3">toolsmiths</text:span>.”<text:tab/><text:tab/><text:tab/><text:tab/><text:span text:style-name="T4">[4]</text:span></text:p>
                <text:list>
                  <text:list-item>
                    <text:p text:id="id11"><text:span text:style-name="T3">Servant leadership</text:span> – not to <text:span text:style-name="T3">please</text:span> self or make us look smart, but to <text:span text:style-name="T3">build tools</text:span> to <text:span text:style-name="T3">assist</text:span> others – is the <text:span text:style-name="T3">user</text:span> happy?</text:p>
                  </text:list-item>
                </text:list>
              </text:list-item>
              <text:list-item>
                <text:p text:id="id12">Name at least <text:span text:style-name="T3">4 types of documentation</text:span> your Python programs need (internal or external).<text:tab/><text:span text:style-name="T4">[4]</text:span></text:p>
                <text:list>
                  <text:list-item>
                    <text:p text:id="id13">Internal: <text:span text:style-name="T3">comments</text:span>, <text:span text:style-name="T3">docstrings</text:span>,<text:line-break/>good <text:span text:style-name="T3">identifiers</text:span>, online <text:span text:style-name="T3">help</text:span>/prompts, ...</text:p>
                  </text:list-item>
                  <text:list-item>
                    <text:p text:id="id14">External: write-up, <text:span text:style-name="T3">design</text:span>, <text:span text:style-name="T3">pseudocode</text:span>, programmer's diary, user <text:span text:style-name="T3">manual</text:span>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: answers #5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15">Contrast <text:span text:style-name="T3">static</text:span> vs. <text:span text:style-name="T3">dynamic</text:span> typing:<text:tab/><text:tab/><text:tab/><text:tab/><text:tab/><text:span text:style-name="T4">[4]</text:span></text:p>
                <text:list>
                  <text:list-item>
                    <text:p text:id="id16">What are <text:span text:style-name="T3">good</text:span> and <text:span text:style-name="T3">bad</text:span> aspects of each?</text:p>
                  </text:list-item>
                  <text:list-item>
                    <text:p text:id="id17"><text:span text:style-name="T3">Static</text:span>: <text:span text:style-name="T3">type</text:span> of each variable is <text:span text:style-name="T3">fixed</text:span></text:p>
                    <text:list>
                      <text:list-item>
                        <text:p text:id="id18">Must <text:span text:style-name="T3">declare</text:span> type and <text:span text:style-name="T3">initialize</text:span> variable before using it</text:p>
                      </text:list-item>
                    </text:list>
                  </text:list-item>
                  <text:list-item>
                    <text:p text:id="id19"><text:span text:style-name="T3">Dynamic</text:span>: type can <text:span text:style-name="T3">change</text:span></text:p>
                    <text:list>
                      <text:list-item>
                        <text:p text:id="id20">Python: just <text:span text:style-name="T3">assign</text:span> to variable: x = 5<text:line-break/>and it will spring into existence</text:p>
                      </text:list-item>
                      <text:list-item>
                        <text:p text:id="id21"><text:span text:style-name="T3">Easier</text:span> to use, but easier to have <text:span text:style-name="T3">bugs</text:span>:<text:line-break/>usually don't want to change typ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3">while</text:span> loops: <text:span text:style-name="T3">continue</text:span>, <text:span text:style-name="T3">break</text:span>, <text:span text:style-name="T3">else</text:span></text:p>
              </text:list-item>
              <text:list-item>
                <text:p text:style-name="P4">Common <text:span text:style-name="T3">pitfalls</text:span> with loops</text:p>
              </text:list-item>
              <text:list-item>
                <text:p text:style-name="P4"><text:span text:style-name="T3">for</text:span> loops</text:p>
              </text:list-item>
              <text:list-item>
                <text:p text:style-name="P4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2" text:style-name="P4">You can prematurely go to the next iteration of a while loop by using <text:span text:style-name="T3">continue</text:span>:</text:p>
                <text:list>
                  <text:list-item>
                    <text:list>
                      <text:list-item>
                        <text:p text:id="id23" text:style-name="P7"><text:span text:style-name="T5">counter = 0</text:span></text:p>
                      </text:list-item>
                      <text:list-item>
                        <text:p text:id="id24" text:style-name="P7"><text:span text:style-name="T5">while counter &lt; 5:</text:span></text:p>
                        <text:list>
                          <text:list-item>
                            <text:p text:id="id25" text:style-name="P8"><text:span text:style-name="T6">counter += 1</text:span></text:p>
                          </text:list-item>
                          <text:list-item>
                            <text:p text:id="id26" text:style-name="P8"><text:span text:style-name="T6">if counter == 3:</text:span></text:p>
                            <text:list>
                              <text:list-item>
                                <text:p text:id="id27" text:style-name="P9"><text:span text:style-name="T7">continue</text:span></text:p>
                              </text:list-item>
                            </text:list>
                          </text:list-item>
                          <text:list-item>
                            <text:p text:id="id28" text:style-name="P8"><text:span text:style-name="T6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id="id29" text:style-name="P10">Output:</text:p>
                    <text:list>
                      <text:list-item>
                        <text:p text:id="id30" text:style-name="P7"><text:span text:style-name="T8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1" text:style-name="P4">You can quit a while loop early by using <text:span text:style-name="T3">break</text:span>:</text:p>
                <text:list>
                  <text:list-item>
                    <text:list>
                      <text:list-item>
                        <text:p text:id="id32" text:style-name="P7"><text:span text:style-name="T5">counter = 0</text:span></text:p>
                      </text:list-item>
                      <text:list-item>
                        <text:p text:id="id33" text:style-name="P7"><text:span text:style-name="T5">while counter &lt; 5:</text:span></text:p>
                        <text:list>
                          <text:list-item>
                            <text:p text:id="id34" text:style-name="P8"><text:span text:style-name="T6">counter += 1</text:span></text:p>
                          </text:list-item>
                          <text:list-item>
                            <text:p text:id="id35" text:style-name="P8"><text:span text:style-name="T6">if counter == 3:</text:span></text:p>
                            <text:list>
                              <text:list-item>
                                <text:p text:id="id36" text:style-name="P9"><text:span text:style-name="T7">break</text:span></text:p>
                              </text:list-item>
                            </text:list>
                          </text:list-item>
                          <text:list-item>
                            <text:p text:id="id37" text:style-name="P8"><text:span text:style-name="T6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38" text:style-name="P4">Output:</text:p>
                <text:list>
                  <text:list-item>
                    <text:list>
                      <text:list-item>
                        <text:p text:id="id39" text:style-name="P7"><text:span text:style-name="T8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40" text:style-name="P4">The optional <text:span text:style-name="T3">else</text:span> clause of a while loop is executed when the loop condition is False:</text:p>
                <text:list>
                  <text:list-item>
                    <text:list>
                      <text:list-item>
                        <text:p text:id="id41" text:style-name="P7"><text:span text:style-name="T5">counter = 0</text:span></text:p>
                      </text:list-item>
                      <text:list-item>
                        <text:p text:id="id42" text:style-name="P7"><text:span text:style-name="T5">while counter &lt; 5:</text:span></text:p>
                        <text:list>
                          <text:list-item>
                            <text:p text:id="id43" text:style-name="P8"><text:span text:style-name="T6">counter += 1</text:span></text:p>
                          </text:list-item>
                          <text:list-item>
                            <text:p text:id="id44" text:style-name="P8"><text:span text:style-name="T6">print counter,</text:span></text:p>
                          </text:list-item>
                        </text:list>
                      </text:list-item>
                      <text:list-item>
                        <text:p text:id="id45" text:style-name="P7"><text:span text:style-name="T9">else:</text:span></text:p>
                        <text:list>
                          <text:list-item>
                            <text:p text:id="id46" text:style-name="P8"><text:span text:style-name="T6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47" text:style-name="P4">Output:</text:p>
                <text:list>
                  <text:list-item>
                    <text:list>
                      <text:list-item>
                        <text:p text:id="id48" text:style-name="P7"><text:span text:style-name="T8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8" draw:text-style-name="P4" draw:id="id4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50" text:style-name="P4">If the loop is exited via <text:span text:style-name="T3">break</text:span>, the <text:span text:style-name="T3">else</text:span> clause is not performed:</text:p>
                <text:list>
                  <text:list-item>
                    <text:list>
                      <text:list-item>
                        <text:p text:id="id51" text:style-name="P7"><text:span text:style-name="T5">counter = 0</text:span></text:p>
                      </text:list-item>
                      <text:list-item>
                        <text:p text:id="id52" text:style-name="P7"><text:span text:style-name="T5">while counter &lt; 5:</text:span></text:p>
                        <text:list>
                          <text:list-item>
                            <text:p text:id="id53" text:style-name="P8"><text:span text:style-name="T6">counter += 1</text:span></text:p>
                          </text:list-item>
                          <text:list-item>
                            <text:p text:id="id54" text:style-name="P8"><text:span text:style-name="T6">if counter == 3:</text:span></text:p>
                            <text:list>
                              <text:list-item>
                                <text:p text:id="id55" text:style-name="P9"><text:span text:style-name="T7">break</text:span></text:p>
                              </text:list-item>
                            </text:list>
                          </text:list-item>
                          <text:list-item>
                            <text:p text:id="id56" text:style-name="P8"><text:span text:style-name="T6">print counter,</text:span></text:p>
                          </text:list-item>
                        </text:list>
                      </text:list-item>
                      <text:list-item>
                        <text:p text:id="id57" text:style-name="P7"><text:span text:style-name="T9">else:</text:span></text:p>
                        <text:list>
                          <text:list-item>
                            <text:p text:id="id58" text:style-name="P8"><text:span text:style-name="T10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59" text:style-name="P4">Output:<text:tab/><text:tab/><text:span text:style-name="T11">1 2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60" text:style-name="P4">Print <text:span text:style-name="T3">squares</text:span> from 1<text:span text:style-name="T12">2</text:span> up to 10<text:span text:style-name="T12">2</text:span>:</text:p>
                <text:list>
                  <text:list-item>
                    <text:list>
                      <text:list-item>
                        <text:p text:id="id61" text:style-name="P7"><text:span text:style-name="T10">counter = 0</text:span></text:p>
                      </text:list-item>
                      <text:list-item>
                        <text:p text:id="id62" text:style-name="P7"><text:span text:style-name="T10">while counter &lt; 10:</text:span></text:p>
                        <text:list>
                          <text:list-item>
                            <text:p text:id="id63" text:style-name="P8"><text:span text:style-name="T10">print counter*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64" text:style-name="P4">What's <text:span text:style-name="T3">wrong</text:span> with this loop?</text:p>
                <text:list>
                  <text:list-item>
                    <text:p text:id="id65"><text:span text:style-name="T13">counter</text:span> is never <text:span text:style-name="T3">incremented</text:span>!</text:p>
                  </text:list-item>
                </text:list>
              </text:list-item>
              <text:list-item>
                <text:p text:id="id66" text:style-name="P4">→ Always make sure <text:span text:style-name="T3">progress</text:span>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8" draw:text-style-name="P4" draw:id="id6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68" text:style-name="P4">Count from 1 up to 10 by <text:span text:style-name="T3">twos</text:span>:</text:p>
                <text:list>
                  <text:list-item>
                    <text:list>
                      <text:list-item>
                        <text:p text:id="id69" text:style-name="P7"><text:span text:style-name="T5">counter = 1</text:span></text:p>
                      </text:list-item>
                      <text:list-item>
                        <text:p text:id="id70" text:style-name="P7"><text:span text:style-name="T5">while counter != 10:</text:span></text:p>
                        <text:list>
                          <text:list-item>
                            <text:p text:id="id71" text:style-name="P8"><text:span text:style-name="T6">print counter,</text:span></text:p>
                          </text:list-item>
                          <text:list-item>
                            <text:p text:id="id72" text:style-name="P8"><text:span text:style-name="T6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73" text:style-name="P4">What's <text:span text:style-name="T3">wrong</text:span> with this loop? <text:s/>How to <text:span text:style-name="T3">fix</text:span> it?</text:p>
                <text:list>
                  <text:list-item>
                    <text:list>
                      <text:list-item>
                        <text:p text:id="id74" text:style-name="P7"><text:span text:style-name="T5">counter = 1</text:span></text:p>
                      </text:list-item>
                      <text:list-item>
                        <text:p text:id="id75" text:style-name="P7"><text:span text:style-name="T5">while counter &lt; 10:</text:span></text:p>
                        <text:list>
                          <text:list-item>
                            <text:p text:id="id76" text:style-name="P8"><text:span text:style-name="T6">print counter,</text:span></text:p>
                          </text:list-item>
                          <text:list-item>
                            <text:p text:id="id77" text:style-name="P8"><text:span text:style-name="T6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7" anim:sub-item="background" smil:attributeName="visibility" smil:to="visible"/>
                  <anim:transitionFilter smil:dur="0.5s" smil:targetElement="id6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8" draw:text-style-name="P4" draw:id="id78" draw:layer="layout" svg:width="25.199cm" svg:height="14.65cm" svg:x="1.4cm" svg:y="4.507cm" presentation:class="outline" presentation:user-transformed="true">
          <draw:text-box>
            <text:list text:style-name="L2">
              <text:list-item>
                <text:p text:id="id79" text:style-name="P4">Count from 1.1 up to 2.0 in increments of <text:span text:style-name="T3">0.1</text:span>:</text:p>
                <text:list>
                  <text:list-item>
                    <text:list>
                      <text:list-item>
                        <text:p text:id="id80" text:style-name="P7"><text:span text:style-name="T5">counter = 1.1</text:span></text:p>
                      </text:list-item>
                      <text:list-item>
                        <text:p text:id="id81" text:style-name="P7"><text:span text:style-name="T5">while counter != 2.0:</text:span></text:p>
                        <text:list>
                          <text:list-item>
                            <text:p text:id="id82" text:style-name="P8"><text:span text:style-name="T6">print counter,</text:span></text:p>
                          </text:list-item>
                          <text:list-item>
                            <text:p text:id="id83" text:style-name="P8"><text:span text:style-name="T6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84" text:style-name="P4">Seems like it should work, but it might not due to inaccuracies in <text:span text:style-name="T3">floating</text:span>-point arithmetic</text:p>
                <text:list>
                  <text:list-item>
                    <text:list>
                      <text:list-item>
                        <text:p text:id="id85" text:style-name="P7"><text:span text:style-name="T5">counter = 1.1</text:span></text:p>
                      </text:list-item>
                      <text:list-item>
                        <text:p text:id="id86" text:style-name="P7"><text:span text:style-name="T5">while counter &lt; 2.0:</text:span></text:p>
                        <text:list>
                          <text:list-item>
                            <text:p text:id="id87" text:style-name="P8"><text:span text:style-name="T6">print counter,</text:span></text:p>
                          </text:list-item>
                          <text:list-item>
                            <text:p text:id="id88" text:style-name="P8"><text:span text:style-name="T6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8" anim:sub-item="background" smil:attributeName="visibility" smil:to="visible"/>
                  <anim:transitionFilter smil:dur="0.5s" smil:targetElement="id78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ODO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Read <text:span text:style-name="T3">ch3</text:span></text:p>
              </text:list-item>
              <text:list-item>
                <text:p><text:span text:style-name="T3">HW2</text:span> posted, due Mon (ch2,3)</text:p>
              </text:list-item>
              <text:list-item>
                <text:p><text:span text:style-name="T3">Lab2</text:span> posted, due next Wed/Thu</text:p>
                <text:list>
                  <text:list-item>
                    <text:p>Uses <text:span text:style-name="T3">selection</text:span>(if) and/or <text:span text:style-name="T3">looping</text:span></text:p>
                  </text:list-item>
                  <text:list-item>
                    <text:p>Short writeup o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9-09-23T14:14:52</meta:creation-date>
    <dc:language>en-US</dc:language>
    <meta:editing-cycles>10</meta:editing-cycles>
    <meta:editing-duration>PT01H48M44S</meta:editing-duration>
    <meta:initial-creator>sean ho</meta:initial-creator>
    <dc:date>2009-09-30T13:30:23</dc:date>
    <dc:creator>sean ho</dc:creator>
    <meta:document-statistic meta:object-count="2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